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b5243" officeooo:paragraph-rsid="000b5243"/>
    </style:style>
    <style:style style:name="P2" style:family="paragraph" style:parent-style-name="Heading_20_1">
      <style:paragraph-properties fo:break-before="page"/>
      <style:text-properties officeooo:rsid="000c9cee" officeooo:paragraph-rsid="000c9cee"/>
    </style:style>
    <style:style style:name="P3" style:family="paragraph" style:parent-style-name="Heading_20_1">
      <style:text-properties officeooo:rsid="000c9cee" officeooo:paragraph-rsid="000c9cee"/>
    </style:style>
    <style:style style:name="P4" style:family="paragraph" style:parent-style-name="Heading_20_1">
      <style:paragraph-properties fo:text-align="start" style:justify-single-word="false"/>
      <style:text-properties officeooo:rsid="000dea0e" officeooo:paragraph-rsid="000dea0e"/>
    </style:style>
    <style:style style:name="P5" style:family="paragraph" style:parent-style-name="Heading_20_2">
      <style:text-properties officeooo:rsid="000613d2" officeooo:paragraph-rsid="000613d2"/>
    </style:style>
    <style:style style:name="P6" style:family="paragraph" style:parent-style-name="Heading_20_2">
      <style:text-properties officeooo:paragraph-rsid="0007157c"/>
    </style:style>
    <style:style style:name="P7" style:family="paragraph" style:parent-style-name="Heading_20_2">
      <style:text-properties fo:font-weight="bold" officeooo:paragraph-rsid="0007157c" style:font-weight-asian="bold" style:font-weight-complex="bold"/>
    </style:style>
    <style:style style:name="P8" style:family="paragraph" style:parent-style-name="Standard">
      <style:text-properties officeooo:rsid="000b5243" officeooo:paragraph-rsid="000b5243"/>
    </style:style>
    <style:style style:name="P9" style:family="paragraph" style:parent-style-name="Standard">
      <style:paragraph-properties fo:text-align="start" style:justify-single-word="false"/>
      <style:text-properties officeooo:rsid="000dea0e" officeooo:paragraph-rsid="000dea0e"/>
    </style:style>
    <style:style style:name="P10" style:family="paragraph" style:parent-style-name="Text_20_body" style:list-style-name="L1"/>
    <style:style style:name="P11" style:family="paragraph" style:parent-style-name="Text_20_body">
      <style:text-properties officeooo:rsid="000613d2" officeooo:paragraph-rsid="0007157c"/>
    </style:style>
    <style:style style:name="P12" style:family="paragraph" style:parent-style-name="Text_20_body">
      <style:text-properties officeooo:rsid="000b5243" officeooo:paragraph-rsid="000b5243"/>
    </style:style>
    <style:style style:name="P13" style:family="paragraph" style:parent-style-name="Text_20_body">
      <style:text-properties officeooo:rsid="000c9cee" officeooo:paragraph-rsid="000c9cee"/>
    </style:style>
    <style:style style:name="T1" style:family="text">
      <style:text-properties officeooo:rsid="0007157c"/>
    </style:style>
    <style:style style:name="T2" style:family="text">
      <style:text-properties officeooo:rsid="000a107c"/>
    </style:style>
    <style:style style:name="T3" style:family="text">
      <style:text-properties fo:font-style="italic" officeooo:rsid="0007157c" style:font-style-asian="italic" style:font-style-complex="italic"/>
    </style:style>
    <style:style style:name="T4" style:family="text">
      <style:text-properties officeooo:rsid="000dea0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Program Architecture</text:h>
      <text:p text:style-name="P11">The YOLO family of models will be used as the object detection backbone of the CV process. <text:span text:style-name="T1">Additional models are run as required </text:span><text:span text:style-name="T3">e.g. pose estimation is undertaken only once a person has been identified by YOLO, and YOLO passes as an input only the image data returned within the bounding box identfying a person.</text:span></text:p>
      <text:p text:style-name="P11">For embedded applications such as running on microcontrollers, the model must be converted to a TFLite model. </text:p>
      <text:h text:style-name="P6" text:outline-level="2"><text:span text:style-name="T1">**MODELS</text:span></text:h>
      <text:h text:style-name="P7" text:outline-level="2">*yolo-v5-tflite/tflite_model*</text:h>
      <text:p text:style-name="Text_20_body">License: <text:a xlink:type="simple" xlink:href="https://opensource.org/licenses/Apache-2.0" office:target-frame-name="_blank" xlink:show="new" text:style-name="Internet_20_link" text:visited-style-name="Visited_20_Internet_20_Link">Apache-2.0</text:a></text:p>
      <text:p text:style-name="Text_20_body">TF Lite quantized version of the Yolo-v5 for object detection. </text:p>
      <text:p text:style-name="Text_20_body">YOLOv5 is a family of object detection architectures and models pretrained on the <text:a xlink:type="simple" xlink:href="https://cocodataset.org/#home" text:style-name="Internet_20_link" text:visited-style-name="Visited_20_Internet_20_Link">COCO dataset</text:a> and significantly outperform its previous state-of-the-art yolo models.</text:p>
      <text:h text:style-name="Heading_20_2" text:outline-level="2">*movenet/multipose/lightning *</text:h>
      <text:p text:style-name="Text_20_body">A convolutional neural network model that runs on RGB images and predicts human joint locations of people in the image frame. The main differentiator between this MoveNet.MultiPose and its precedent, MoveNet.SinglePose model, is that this model is able to detect multiple people in the image frame at the same time while still achieving real-time speed. The model was designed to be run in the browser using TensorFlow.js or on devices using TensorFlow Lite, targeting movement/fitness activities. The released variant “Lightning” can run at &gt;30FPS on most modern laptops and detects up to 6 people simultaneously while achieving good performance. </text:p>
      <text:p text:style-name="Standard"/>
      <text:h text:style-name="P2" text:outline-level="1">YOLO v5</text:h>
      <text:p text:style-name="P13"><text:a xlink:type="simple" xlink:href="https://github.com/ultralytics/yolov5" text:style-name="Internet_20_link" text:visited-style-name="Visited_20_Internet_20_Link">https://github.com/ultralytics/yolov5</text:a></text:p>
      <text:h text:style-name="P3" text:outline-level="1">PyTorch Video classifier</text:h>
      <text:p text:style-name="P13"><text:a xlink:type="simple" xlink:href="https://github.com/facebookresearch/pytorchvideo" text:style-name="Internet_20_link" text:visited-style-name="Visited_20_Internet_20_Link">https://github.com/facebookresearch/pytorchvideo</text:a></text:p>
      <text:h text:style-name="Heading_20_1" text:outline-level="1">Object detection</text:h>
      <text:p text:style-name="Text_20_body"><text:a xlink:type="simple" xlink:href="https://www.tensorflow.org/lite/examples/object_detection/overview" text:style-name="Internet_20_link" text:visited-style-name="Visited_20_Internet_20_Link">https://www.tensorflow.org/lite/examples/object_detection/overview</text:a></text:p>
      <text:h text:style-name="Heading_20_1" text:outline-level="1">Pose estimation</text:h>
      <text:p text:style-name="Text_20_body"><text:a xlink:type="simple" xlink:href="https://www.tensorflow.org/lite/examples/pose_estimation/overview" text:style-name="Internet_20_link" text:visited-style-name="Visited_20_Internet_20_Link">https://www.tensorflow.org/lite/examples/pose_estimation/overview</text:a></text:p>
      <text:h text:style-name="Heading_20_1" text:outline-level="1">TensorFlow Lite Gesture Classification Android Example</text:h>
      <text:p text:style-name="Text_20_body"><text:a xlink:type="simple" xlink:href="https://github.com/tensorflow/examples/tree/master/lite/examples/gesture_classification/android" text:style-name="Internet_20_link" text:visited-style-name="Visited_20_Internet_20_Link">https://github.com/tensorflow/examples/tree/master/lite/examples/gesture_classification/android</text:a></text:p>
      <text:h text:style-name="Heading_20_1" text:outline-level="1">Segmentation <text:span text:style-name="T2">(this is much cooler than bounding boxes...)</text:span></text:h>
      <text:p text:style-name="Text_20_body">Image segmentation is the process of partitioning a digital image into multiple segments (sets of pixels, also known as image objects). The goal of segmentation is to simplify and/or change the representation of an image into something that is more meaningful and easier to analyze.</text:p>
      <text:p text:style-name="Text_20_body">The following image shows the output of the image segmentation model on Android. The model will create a mask over the target objects with high accuracy.</text:p>
      <text:p text:style-name="Text_20_body"><text:a xlink:type="simple" xlink:href="https://www.tensorflow.org/lite/examples/segmentation/overview" text:style-name="Internet_20_link" text:visited-style-name="Visited_20_Internet_20_Link">https://www.tensorflow.org/lite/examples/segmentation/overview</text:a></text:p>
      <text:h text:style-name="Heading_20_1" text:outline-level="1"><text:span text:style-name="T2">Action</text:span> classification</text:h>
      <text:p text:style-name="Text_20_body">Video classification and image classification models both use images as inputs to predict the probabilities of those images belonging to predefined classes. However, a video classification model also processes the spatio-temporal relationships between adjacent frames to recognize the actions in a video.</text:p>
      <text:p text:style-name="Text_20_body">For example, a <text:span text:style-name="Emphasis">video action recognition</text:span> model can be trained to identify human actions like running, clapping, and waving. The following image shows the output of a video classification model on Android.</text:p>
      <text:p text:style-name="Text_20_body"><text:soft-page-break/><text:a xlink:type="simple" xlink:href="https://www.tensorflow.org/lite/examples/video_classification/overview" text:style-name="Internet_20_link" text:visited-style-name="Visited_20_Internet_20_Link">https://www.tensorflow.org/lite/examples/video_classification/overview</text:a></text:p>
      <text:p text:style-name="Text_20_body"/>
      <text:p text:style-name="Text_20_body"/>
      <text:h text:style-name="Heading_20_1" text:outline-level="1">TensorFlow Lite Python audio classification example with Raspberry Pi.</text:h>
      <text:p text:style-name="Text_20_body"><text:a xlink:type="simple" xlink:href="https://github.com/tensorflow/examples/tree/master/lite/examples/sound_classification/raspberry_pi" text:style-name="Internet_20_link" text:visited-style-name="Visited_20_Internet_20_Link">https://github.com/tensorflow/examples/tree/master/lite/examples/sound_classification/raspberry_pi</text:a></text:p>
      <text:p text:style-name="Text_20_body"/>
      <text:h text:style-name="Heading_20_1" text:outline-level="1">Voice-controlled robot model</text:h>
      <text:p text:style-name="Standard"/>
      <text:p text:style-name="Standard"><text:a xlink:type="simple" xlink:href="https://github.com/atomic14/voice-controlled-robot/tree/main/model" text:style-name="Internet_20_link" text:visited-style-name="Visited_20_Internet_20_Link">https://github.com/atomic14/voice-controlled-robot/tree/main/model</text:a></text:p>
      <text:p text:style-name="Standard"/>
      <text:p text:style-name="Standard"/>
      <text:p text:style-name="Standard"/>
      <text:p text:style-name="P8">* JARVIS</text:p>
      <text:h text:style-name="P1" text:outline-level="1">** BERT Question and Answer</text:h>
      <text:p text:style-name="P12"><text:a xlink:type="simple" xlink:href="https://www.tensorflow.org/lite/examples/bert_qa/overview" text:style-name="Internet_20_link" text:visited-style-name="Visited_20_Internet_20_Link">https://www.tensorflow.org/lite/examples/bert_qa/overview</text:a></text:p>
      <text:h text:style-name="P1" text:outline-level="1">** Recommendation</text:h>
      <text:p text:style-name="P8"><text:a xlink:type="simple" xlink:href="https://www.tensorflow.org/lite/examples/recommendation/overview" text:style-name="Internet_20_link" text:visited-style-name="Visited_20_Internet_20_Link">https://www.tensorflow.org/lite/examples/recommendation/overview</text:a></text:p>
      <text:p text:style-name="P8"/>
      <text:h text:style-name="P1" text:outline-level="1">** Smart reply</text:h>
      <text:p text:style-name="P8"><text:a xlink:type="simple" xlink:href="https://www.tensorflow.org/lite/examples/smart_reply/overview" text:style-name="Internet_20_link" text:visited-style-name="Visited_20_Internet_20_Link">https://www.tensorflow.org/lite/examples/smart_reply/overview</text:a></text:p>
      <text:p text:style-name="P8"/>
      <text:p text:style-name="P8"/>
      <text:p text:style-name="P8">* <text:span text:style-name="T4">Compiling for ESP32</text:span></text:p>
      <text:p text:style-name="P8"><text:a xlink:type="simple" xlink:href="https://towardsdatascience.com/tensorflow-meet-the-esp32-3ac36d7f32c7" text:style-name="Internet_20_link" text:visited-style-name="Visited_20_Internet_20_Link">https://towardsdatascience.com/tensorflow-meet-the-esp32-3ac36d7f32c7</text:a></text:p>
      <text:p text:style-name="P8"/>
      <text:h text:style-name="P4" text:outline-level="1">ESP32-CAM Object detection with Tensorflow.js</text:h>
      <text:p text:style-name="P9"><text:a xlink:type="simple" xlink:href="https://www.survivingwithandroid.com/esp32-cam-object-detection-tensorflow-js/" text:style-name="Internet_20_link" text:visited-style-name="Visited_20_Internet_20_Link">https://www.survivingwithandroid.com/esp32-cam-object-detection-tensorflow-js/</text:a></text:p>
      <text:h text:style-name="P4" text:outline-level="1"><text:soft-page-break/>How to use ESP32-CAM with Tensorflow.js</text:h>
      <text:p text:style-name="P9">https://www.survivingwithandroid.com/esp32-cam-tensorflow-j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9T09:35:12.915435898</meta:creation-date>
    <dc:date>2022-08-19T12:50:55.480979293</dc:date>
    <meta:editing-duration>PT3M21S</meta:editing-duration>
    <meta:editing-cycles>1</meta:editing-cycles>
    <meta:document-statistic meta:table-count="0" meta:image-count="0" meta:object-count="0" meta:page-count="4" meta:paragraph-count="45" meta:word-count="437" meta:character-count="3810" meta:non-whitespace-character-count="3415"/>
    <meta:generator>LibreOffice/7.3.5.2$Linux_X86_64 LibreOffice_project/30$Build-2</meta:generator>
  </office:meta>
</office:document-meta>
</file>